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7cm" style:rel-column-width="6553*"/>
    </style:style>
    <style:style style:name="Table1.J" style:family="table-column">
      <style:table-column-properties style:column-width="1.7cm" style:rel-column-width="6558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style:vertical-align="middle" fo:padding="0.097cm" fo:border="0.002cm solid #000000"/>
    </style:style>
    <style:style style:name="Table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.D4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1.J4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9pt" fo:language="ru" fo:country="RU" style:font-size-asian="9pt" style:font-size-complex="9pt"/>
    </style:style>
    <style:style style:name="P2" style:family="paragraph" style:parent-style-name="Horizontal_20_Line">
      <style:text-properties style:font-name="Times New Roman" fo:font-size="12pt" fo:language="ru" fo:country="RU" style:font-size-asian="12pt" style:font-size-complex="12pt"/>
    </style:style>
    <style:style style:name="P3" style:family="paragraph" style:parent-style-name="Text_20_body"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fo:line-height="114%" fo:text-align="end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fo:line-height="114%" fo:text-align="center" style:justify-single-word="false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cm" fo:line-height="114%" fo:text-align="justify" style:justify-single-word="false" fo:text-indent="0.508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10" style:family="paragraph" style:parent-style-name="Standard">
      <style:paragraph-properties fo:margin-left="0cm" fo:margin-right="0cm" fo:text-align="justify" style:justify-single-word="false" fo:text-indent="0.494cm" style:auto-text-indent="false"/>
      <style:text-properties style:font-name="Times New Roman" fo:font-size="12pt" fo:language="ru" fo:country="RU" style:font-size-asian="12pt" style:font-size-complex="12pt"/>
    </style:style>
    <style:style style:name="P11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fo:line-height="114%" fo:text-align="justify" style:justify-single-word="false" fo:text-indent="0.508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61d03261-042e-7bfd-884d-05a86ce2a9a3"/>Задание 1. Вариант 2. Численное решение задачи Дирихле.  Метод попеременных направлений. Разработка параллельной программы и исследование ее эффективности. </text:p>
      <text:p text:style-name="P3"/>
      <text:p text:style-name="P5">Выполнила студентка 521 группы</text:p>
      <text:p text:style-name="P5">Коростелева Мария Викторовна </text:p>
      <text:p text:style-name="P4"/>
      <text:p text:style-name="P7"><text:span text:style-name="T1">Решаемая задача: дана последовательная программа, решающая задачу Дирихле для уравнения Лапласа в трехмерном прострастве с помощью метода попеременных направлений (метод отличается от простейшего метода Якоби тем, что усреднение берется последовательно по каждому направлению, что позволяет учитывать обновленные результаты при обсчете второго и третьего направлений и повысить эффективность метода); необходимо разработать параллельную версию этой программы с использованием технологии </text:span><text:span text:style-name="T2">OpenMP</text:span><text:span text:style-name="T1"> для запуска на вычислительном комплексе </text:span><text:span text:style-name="T2">IBM Regatta </text:span><text:span text:style-name="T1">с участием нескольких потоков выполнения</text:span><text:span text:style-name="T2">.</text:span><text:span text:style-name="T1"> </text:span></text:p>
      <text:p text:style-name="P7">Сравнительная таблица <text:span text:style-name="T1">для последовательной программы и разработанной параллельной программы в зависимости от размера сетки и количества используемых потоков на вычислителе </text:span><text:span text:style-name="T2">IBM Regatta</text:span>:</text:p>
      <text:p text:style-name="P8"/>
      <table:table table:name="Table1" table:style-name="Table1">
        <table:table-column table:style-name="Table1.A" table:number-columns-repeated="9"/>
        <table:table-column table:style-name="Table1.J"/>
        <table:table-row>
          <table:table-cell table:style-name="Table1.A1" table:number-rows-spanned="3" office:value-type="string">
            <text:p text:style-name="P1">Размер сетки</text:p>
          </table:table-cell>
          <table:table-cell table:style-name="Table1.A1" table:number-rows-spanned="3" office:value-type="string">
            <text:p text:style-name="P1">Последовательный алгоритм</text:p>
          </table:table-cell>
          <table:table-cell table:style-name="Table1.C1" table:number-columns-spanned="8" office:value-type="string">
            <text:p text:style-name="P1">Параллельный алгорит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C2" table:number-columns-spanned="2" office:value-type="string">
            <text:p text:style-name="P1">1 процессор</text:p>
          </table:table-cell>
          <table:covered-table-cell/>
          <table:table-cell table:style-name="Table1.C2" table:number-columns-spanned="2" office:value-type="string">
            <text:p text:style-name="P1">2 процессора</text:p>
          </table:table-cell>
          <table:covered-table-cell/>
          <table:table-cell table:style-name="Table1.C2" table:number-columns-spanned="2" office:value-type="string">
            <text:p text:style-name="P1">4 процессора</text:p>
          </table:table-cell>
          <table:covered-table-cell/>
          <table:table-cell table:style-name="Table1.I2" table:number-columns-spanned="2" office:value-type="string">
            <text:p text:style-name="P1">8 процессоров</text:p>
          </table:table-cell>
          <table:covered-table-cell/>
        </table:table-row>
        <table:table-row>
          <table:covered-table-cell/>
          <table:covered-table-cell/>
          <table:table-cell table:style-name="Table1.C2" office:value-type="string">
            <text:p text:style-name="P1">Время</text:p>
          </table:table-cell>
          <table:table-cell table:style-name="Table1.C2" office:value-type="string">
            <text:p text:style-name="P1">Ускорение</text:p>
          </table:table-cell>
          <table:table-cell table:style-name="Table1.C2" office:value-type="string">
            <text:p text:style-name="P1">Время</text:p>
          </table:table-cell>
          <table:table-cell table:style-name="Table1.C2" office:value-type="string">
            <text:p text:style-name="P1">Ускорение</text:p>
          </table:table-cell>
          <table:table-cell table:style-name="Table1.C2" office:value-type="string">
            <text:p text:style-name="P1">Время</text:p>
          </table:table-cell>
          <table:table-cell table:style-name="Table1.C2" office:value-type="string">
            <text:p text:style-name="P1">Ускорение</text:p>
          </table:table-cell>
          <table:table-cell table:style-name="Table1.C2" office:value-type="string">
            <text:p text:style-name="P1">Время</text:p>
          </table:table-cell>
          <table:table-cell table:style-name="Table1.I2" office:value-type="string">
            <text:p text:style-name="P1">Ускорение</text:p>
          </table:table-cell>
        </table:table-row>
        <table:table-row>
          <table:table-cell table:style-name="Table1.C2" office:value-type="string">
            <text:p text:style-name="P1">256*256</text:p>
            <text:p text:style-name="P1">*256</text:p>
          </table:table-cell>
          <table:table-cell table:style-name="Table1.C2" office:value-type="string">
            <text:p text:style-name="P1">83,1744 с</text:p>
          </table:table-cell>
          <table:table-cell table:style-name="Table1.C2" office:value-type="string">
            <text:p text:style-name="P1">66,1074 с</text:p>
          </table:table-cell>
          <table:table-cell table:style-name="Table1.D4" office:value-type="float" office:value="1.26">
            <text:p text:style-name="P1">1,26</text:p>
          </table:table-cell>
          <table:table-cell table:style-name="Table1.C2" office:value-type="string">
            <text:p text:style-name="P1">44,5631 с</text:p>
          </table:table-cell>
          <table:table-cell table:style-name="Table1.D4" office:value-type="float" office:value="1.875">
            <text:p text:style-name="P1">1,88</text:p>
          </table:table-cell>
          <table:table-cell table:style-name="Table1.C2" office:value-type="string">
            <text:p text:style-name="P1">32,2046 с</text:p>
          </table:table-cell>
          <table:table-cell table:style-name="Table1.D4" office:value-type="float" office:value="2.58">
            <text:p text:style-name="P1">2,58</text:p>
          </table:table-cell>
          <table:table-cell table:style-name="Table1.C2" office:value-type="string">
            <text:p text:style-name="P1">23,968 с</text:p>
          </table:table-cell>
          <table:table-cell table:style-name="Table1.J4" office:value-type="float" office:value="3.47">
            <text:p text:style-name="P1">3,47</text:p>
          </table:table-cell>
        </table:table-row>
        <table:table-row>
          <table:table-cell table:style-name="Table1.C2" office:value-type="string">
            <text:p text:style-name="P1">384*384</text:p>
            <text:p text:style-name="P1">*384</text:p>
          </table:table-cell>
          <table:table-cell table:style-name="Table1.C2" office:value-type="string">
            <text:p text:style-name="P1">268,816 с</text:p>
          </table:table-cell>
          <table:table-cell table:style-name="Table1.C2" office:value-type="string">
            <text:p text:style-name="P1">233,875 с</text:p>
          </table:table-cell>
          <table:table-cell table:style-name="Table1.D4" office:value-type="float" office:value="1.15">
            <text:p text:style-name="P1">1,15</text:p>
          </table:table-cell>
          <table:table-cell table:style-name="Table1.C2" office:value-type="string">
            <text:p text:style-name="P1">147,41 с</text:p>
          </table:table-cell>
          <table:table-cell table:style-name="Table1.D4" office:value-type="float" office:value="1.82">
            <text:p text:style-name="P1">1,82</text:p>
          </table:table-cell>
          <table:table-cell table:style-name="Table1.C2" office:value-type="string">
            <text:p text:style-name="P1">111,513 с</text:p>
          </table:table-cell>
          <table:table-cell table:style-name="Table1.D4" office:value-type="float" office:value="2.41">
            <text:p text:style-name="P1">2,41</text:p>
          </table:table-cell>
          <table:table-cell table:style-name="Table1.C2" office:value-type="string">
            <text:p text:style-name="P1">84,0169 с</text:p>
          </table:table-cell>
          <table:table-cell table:style-name="Table1.J4" office:value-type="float" office:value="3.2">
            <text:p text:style-name="P1">3,2</text:p>
          </table:table-cell>
        </table:table-row>
        <table:table-row>
          <table:table-cell table:style-name="Table1.C2" office:value-type="string">
            <text:p text:style-name="P1">512*512</text:p>
            <text:p text:style-name="P1">*512</text:p>
          </table:table-cell>
          <table:table-cell table:style-name="Table1.C2" office:value-type="string">
            <text:p text:style-name="P1">655,325 с</text:p>
          </table:table-cell>
          <table:table-cell table:style-name="Table1.C2" office:value-type="string">
            <text:p text:style-name="P1">565,134 с</text:p>
          </table:table-cell>
          <table:table-cell table:style-name="Table1.D4" office:value-type="float" office:value="1.16">
            <text:p text:style-name="P1">1,16</text:p>
          </table:table-cell>
          <table:table-cell table:style-name="Table1.C2" office:value-type="string">
            <text:p text:style-name="P1">362,023 с</text:p>
          </table:table-cell>
          <table:table-cell table:style-name="Table1.D4" office:value-type="float" office:value="1.81">
            <text:p text:style-name="P1">1,81</text:p>
          </table:table-cell>
          <table:table-cell table:style-name="Table1.C2" office:value-type="string">
            <text:p text:style-name="P1">268,608 с</text:p>
          </table:table-cell>
          <table:table-cell table:style-name="Table1.D4" office:value-type="float" office:value="2.44">
            <text:p text:style-name="P1">2,44</text:p>
          </table:table-cell>
          <table:table-cell table:style-name="Table1.C2" office:value-type="string">
            <text:p text:style-name="P1">211,408 с</text:p>
          </table:table-cell>
          <table:table-cell table:style-name="Table1.J4" office:value-type="float" office:value="3.01">
            <text:p text:style-name="P1">3,01</text:p>
          </table:table-cell>
        </table:table-row>
      </table:table>
      <text:p text:style-name="P8"/>
      <text:p text:style-name="P9">Графики:</text:p>
      <text:p text:style-name="P9">Размер сетки = 256*256*256</text:p>
      <text:p text:style-name="P9"/>
      <text:p text:style-name="P8"><text:span text:style-name="T1"><draw:frame draw:style-name="fr1" draw:name="graphics1" text:anchor-type="as-char" svg:width="16.933cm" svg:height="7.938cm" draw:z-index="0"><draw:image xlink:href="http://chart.apis.google.com/chart?cht=lc&amp;chs=800x375&amp;chd=s:PXfq&amp;chdl=Ускорение&amp;chco=5131C9&amp;chxt=y,x&amp;chxl=1:%7C1%20процессор%7C%202%20процессора%7C%204%20процессора%7C%208%20процессоров&amp;chxs=0,000000,8,-1%7C1,000000,12,-1&amp;chxr=0,0,5&amp;chf=bg,s,FFFFFF%7Cc,s,FFFFFF&amp;chm=b,5131C9,0,1,0&amp;chg=10,10,5,2,0,0&amp;chtt=Ускорение%20в%20зависимости%20от%20числа%20используемых%20процессоров:%20сетка%20256*256*256&amp;chts=000000,14&amp;max=5&amp;agent=hohli.com" xlink:type="simple" xlink:show="embed" xlink:actuate="onLoad"/><svg:title>Sample chart</svg:title></draw:frame></text:span><text:span text:style-name="T1"> </text:span></text:p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Размер сетки = 384*384*384</text:p>
      <text:p text:style-name="P9"/>
      <text:p text:style-name="P8"><text:span text:style-name="T1"><draw:frame draw:style-name="fr1" draw:name="graphics2" text:anchor-type="as-char" svg:width="16.933cm" svg:height="7.938cm" draw:z-index="1"><draw:image xlink:href="http://chart.apis.google.com/chart?cht=lc&amp;chs=800x375&amp;chd=s:OWdn&amp;chdl=Ускорение&amp;chco=5131C9&amp;chxt=y,x&amp;chxl=1:%7C1%20процессор%7C%202%20процессора%7C%204%20процессора%7C%208%20процессоров&amp;chxs=0,000000,8,-1%7C1,000000,12,-1&amp;chxr=0,0,5&amp;chf=bg,s,FFFFFF%7Cc,s,FFFFFF&amp;chm=b,5131C9,0,1,0&amp;chg=10,10,5,2,0,0&amp;chtt=Ускорение%20в%20зависимости%20от%20числа%20используемых%20процессоров:%20сетка%20384*384*384&amp;chts=000000,14&amp;max=5&amp;agent=hohli.com" xlink:type="simple" xlink:show="embed" xlink:actuate="onLoad"/><svg:title>Sample chart</svg:title></draw:frame></text:span><text:span text:style-name="T1"> </text:span></text:p>
      <text:p text:style-name="P9"/>
      <text:p text:style-name="P9">Размер сетки = 512*512*512</text:p>
      <text:p text:style-name="P9"/>
      <text:p text:style-name="P9"><draw:frame draw:style-name="fr1" draw:name="graphics3" text:anchor-type="as-char" svg:width="16.933cm" svg:height="7.938cm" draw:z-index="2"><draw:image xlink:href="http://chart.apis.google.com/chart?cht=lc&amp;chs=800x375&amp;chd=s:OWel&amp;chdl=Ускорение&amp;chco=5131C9&amp;chxt=y,x&amp;chxl=1:%7C1%20процессор%7C%202%20процессора%7C%204%20процессора%7C%208%20процессоров&amp;chxs=0,000000,8,-1%7C1,000000,12,-1&amp;chxr=0,0,5&amp;chf=bg,s,FFFFFF%7Cc,s,FFFFFF&amp;chm=b,5131C9,0,1,0&amp;chg=10,10,5,2,0,0&amp;chtt=Ускорение%20в%20зависимости%20от%20числа%20используемых%20процессоров:%20сетка%20512*512*512&amp;chts=000000,14&amp;max=5&amp;agent=hohli.com" xlink:type="simple" xlink:show="embed" xlink:actuate="onLoad"/><svg:title>Sample chart</svg:title></draw:frame> </text:p>
      <text:p text:style-name="P9"/>
      <text:p text:style-name="P9">Выводы:</text:p>
      <text:p text:style-name="P9"/>
      <text:p text:style-name="P10">На всех представленных вариантах сеток скорость работы параллельной программы <text:s/>возрастает практически линейно с увеличением числа процессоров, что логично, так как <text:soft-page-break/>программе предоставляется все большее и большее количество вычислительных мощностей, которые она использует с помощью многопоточности. Однако ускорение оказывается ниже предположительно ожидаемого, ведь, казалось бы, на 8-ми процессорах програма должна работать в 8 раз быстрее, чего мы не наблюдаем. Это, по-видимомоу, связано с накладнами расходами, возникающими в моменты разделения выполнения программы на несколько потоков, синхронизации при слиянии потоков в один, входа в критическую секцию и т.п. <text:s/></text:p>
      <text:p text:style-name="P10">Необходимо заметить, что параллельная программа ведет себя практически одинаково на разных размерах сетки, что говорит об универсальности сделанных преобразований программного кода.</text:p>
      <text:p text:style-name="P10"/>
      <text:p text:style-name="Standard">Текст параллельной программы:</text:p>
      <text:p text:style-name="P2"/>
      <text:p text:style-name="P9">#include &lt;math.h&gt;</text:p>
      <text:p text:style-name="P9">#include &lt;stdlib.h&gt;</text:p>
      <text:p text:style-name="P9">#include &lt;stdio.h&gt;</text:p>
      <text:p text:style-name="P9">#include &lt;sys/time.h&gt;</text:p>
      <text:p text:style-name="P9"/>
      <text:p text:style-name="P9">#define Max(a,b) ((a)&gt;(b)?(a):(b))</text:p>
      <text:p text:style-name="P9">#define N 256</text:p>
      <text:p text:style-name="P9"/>
      <text:p text:style-name="P9">double maxeps = 0.1e-7;</text:p>
      <text:p text:style-name="P9">int itmax = 100;</text:p>
      <text:p text:style-name="P9">int i,j,k;</text:p>
      <text:p text:style-name="P9">double eps;</text:p>
      <text:p text:style-name="P9">double A [N][N][N];</text:p>
      <text:p text:style-name="P9">void relax();</text:p>
      <text:p text:style-name="P9">void init();</text:p>
      <text:p text:style-name="P9">void verify();</text:p>
      <text:p text:style-name="P9">void wtime();</text:p>
      <text:p text:style-name="P9"/>
      <text:p text:style-name="P9">int main(int an, char **as)</text:p>
      <text:p text:style-name="P9">{</text:p>
      <text:p text:style-name="P9"><text:s text:c="4"/>int it;</text:p>
      <text:p text:style-name="P9"><text:s text:c="4"/>double time0, time1;</text:p>
      <text:p text:style-name="P9"><text:s text:c="4"/>init();</text:p>
      <text:p text:style-name="P9"><text:s text:c="4"/>/* time0=omp_get_wtime (); */</text:p>
      <text:p text:style-name="P9"><text:s text:c="4"/>wtime(&amp;time0);</text:p>
      <text:p text:style-name="P9"/>
      <text:p text:style-name="P9"><text:s text:c="4"/>for(it=1; it&lt;=itmax; it++)</text:p>
      <text:p text:style-name="P9"><text:s text:c="4"/>{</text:p>
      <text:p text:style-name="P9"><text:s text:c="8"/>eps = 0.;</text:p>
      <text:p text:style-name="P9"><text:s text:c="8"/>relax();</text:p>
      <text:p text:style-name="P9"><text:s text:c="8"/>printf( "it=%4i eps=%f\n", it,eps);</text:p>
      <text:p text:style-name="P9"><text:s text:c="8"/>if (eps &lt; maxeps) break;</text:p>
      <text:p text:style-name="P9"><text:s text:c="4"/>}</text:p>
      <text:p text:style-name="P9"/>
      <text:p text:style-name="P9"><text:s text:c="4"/>wtime(&amp;time1);</text:p>
      <text:p text:style-name="P9"><text:s text:c="4"/>/* time1=omp_get_wtime (); */</text:p>
      <text:p text:style-name="P9"><text:s text:c="4"/>printf("Time in seconds=%gs\t",time1-time0);</text:p>
      <text:p text:style-name="P9"><text:s text:c="4"/>verify();</text:p>
      <text:p text:style-name="P9"><text:s text:c="4"/>return 0;</text:p>
      <text:p text:style-name="P9"><text:soft-page-break/>}</text:p>
      <text:p text:style-name="P9"/>
      <text:p text:style-name="P9">void init()</text:p>
      <text:p text:style-name="P9">{</text:p>
      <text:p text:style-name="P9"><text:s text:c="4"/>for(i=0; i&lt;=N-1; i++)</text:p>
      <text:p text:style-name="P9"><text:s text:c="8"/>for(j=0; j&lt;=N-1; j++)</text:p>
      <text:p text:style-name="P9"><text:s text:c="12"/>for(k=0; k&lt;=N-1; k++)</text:p>
      <text:p text:style-name="P9"><text:s text:c="12"/>{</text:p>
      <text:p text:style-name="P9"><text:s text:c="16"/>if(i==0 || i==N-1 || j==0 || j==N-1 || k==0 || k==N-1)</text:p>
      <text:p text:style-name="P9"><text:s text:c="20"/>A[i][j][k]= 0.;</text:p>
      <text:p text:style-name="P9"><text:s text:c="20"/>else A[i][j][k]= ( 4. + i + j + k) ;</text:p>
      <text:p text:style-name="P9"><text:s text:c="12"/>}</text:p>
      <text:p text:style-name="P9">}</text:p>
      <text:p text:style-name="P9"/>
      <text:p text:style-name="P9">void relax()</text:p>
      <text:p text:style-name="P9">{</text:p>
      <text:p text:style-name="P9">#pragma omp parallel for ordered schedule(static, 1) private(i, j, k) shared(A)</text:p>
      <text:p text:style-name="P9"><text:s text:c="4"/>for(i=1; i&lt;=N-2; i++)</text:p>
      <text:p text:style-name="P9"><text:s text:c="4"/>{</text:p>
      <text:p text:style-name="P9">#pragma omp ordered</text:p>
      <text:p text:style-name="P9"><text:s text:c="8"/>{</text:p>
      <text:p text:style-name="P9"><text:s text:c="8"/>for(j=1; j&lt;=N-2; j++)</text:p>
      <text:p text:style-name="P9"><text:s text:c="12"/>for(k=1; k&lt;=N-2; k++)</text:p>
      <text:p text:style-name="P9"><text:s text:c="12"/>{</text:p>
      <text:p text:style-name="P9"><text:s text:c="16"/>A[i][j][k] = (A[i-1][j][k]+A[i+1][j][k])/2.;</text:p>
      <text:p text:style-name="P9"><text:s text:c="12"/>}</text:p>
      <text:p text:style-name="P9"><text:s text:c="8"/>}</text:p>
      <text:p text:style-name="P9"><text:s text:c="4"/>}</text:p>
      <text:p text:style-name="P9">#pragma omp parallel for schedule(guided) private(i, j, k) shared(A)</text:p>
      <text:p text:style-name="P9"><text:s text:c="4"/>for(i=1; i&lt;=N-2; i++)</text:p>
      <text:p text:style-name="P9"><text:s text:c="8"/>for(j=1; j&lt;=N-2; j++)</text:p>
      <text:p text:style-name="P9"><text:s text:c="12"/>for(k=1; k&lt;=N-2; k++)</text:p>
      <text:p text:style-name="P9"><text:s text:c="12"/>{</text:p>
      <text:p text:style-name="P9"><text:s text:c="16"/>A[i][j][k] =(A[i][j-1][k]+A[i][j+1][k])/2.;</text:p>
      <text:p text:style-name="P9"><text:s text:c="12"/>}</text:p>
      <text:p text:style-name="P9">#pragma omp parallel for schedule(guided) private(i,j,k) shared(A, eps)</text:p>
      <text:p text:style-name="P9"><text:s text:c="4"/>for(i=1; i&lt;=N-2; i++)</text:p>
      <text:p text:style-name="P9"><text:s text:c="4"/>{</text:p>
      <text:p text:style-name="P9"><text:s text:c="8"/>double eps_loc = .0;</text:p>
      <text:p text:style-name="P9"><text:s text:c="8"/>for(j=1; j&lt;=N-2; j++)</text:p>
      <text:p text:style-name="P9"><text:s text:c="12"/>for(k=1; k&lt;=N-2; k++)</text:p>
      <text:p text:style-name="P9"><text:s text:c="12"/>{</text:p>
      <text:p text:style-name="P9"><text:s text:c="16"/>double e;</text:p>
      <text:p text:style-name="P9"><text:s text:c="16"/>e=A[i][j][k];</text:p>
      <text:p text:style-name="P9"><text:s text:c="16"/>A[i][j][k] = (A[i][j][k-1]+A[i][j][k+1])/2.;</text:p>
      <text:p text:style-name="P9"><text:s text:c="16"/>eps_loc=Max(eps_loc, fabs(e-A[i][j][k]));</text:p>
      <text:p text:style-name="P9"><text:s text:c="12"/>}</text:p>
      <text:p text:style-name="P9">#pragma omp critical</text:p>
      <text:p text:style-name="P9"><text:s text:c="8"/>{</text:p>
      <text:p text:style-name="P9"><text:s text:c="12"/>eps = Max(eps, eps_loc);</text:p>
      <text:p text:style-name="P9"><text:s text:c="8"/>}</text:p>
      <text:p text:style-name="P9"/>
      <text:p text:style-name="P9"><text:soft-page-break/><text:s text:c="4"/>}</text:p>
      <text:p text:style-name="P9">}</text:p>
      <text:p text:style-name="P9"/>
      <text:p text:style-name="P9">void verify()</text:p>
      <text:p text:style-name="P9">{</text:p>
      <text:p text:style-name="P9"><text:s text:c="4"/>double s;</text:p>
      <text:p text:style-name="P9"><text:s text:c="4"/>s=0.;</text:p>
      <text:p text:style-name="P9"><text:s text:c="4"/>for(i=0; i&lt;=N-1; i++)</text:p>
      <text:p text:style-name="P9"><text:s text:c="8"/>for(j=0; j&lt;=N-1; j++)</text:p>
      <text:p text:style-name="P9"><text:s text:c="12"/>for(k=0; k&lt;=N-1; k++)</text:p>
      <text:p text:style-name="P9"><text:s text:c="12"/>{</text:p>
      <text:p text:style-name="P9"><text:s text:c="16"/>s+=A[i][j][k]*(i+1)*(j+1)*(k+1)/(N*N*N);</text:p>
      <text:p text:style-name="P9"><text:s text:c="12"/>}</text:p>
      <text:p text:style-name="P9"><text:s text:c="4"/>printf(" S = %f\n",s);</text:p>
      <text:p text:style-name="P9">}</text:p>
      <text:p text:style-name="P9"/>
      <text:p text:style-name="P9">void wtime(double *t)</text:p>
      <text:p text:style-name="P9">{</text:p>
      <text:p text:style-name="P9"><text:s text:c="4"/>static int sec = -1;</text:p>
      <text:p text:style-name="P9"><text:s text:c="4"/>struct timeval tv;</text:p>
      <text:p text:style-name="P9"><text:s text:c="4"/>gettimeofday(&amp;tv, (void *)0);</text:p>
      <text:p text:style-name="P9"><text:s text:c="4"/>if (sec &lt; 0) sec = tv.tv_sec;</text:p>
      <text:p text:style-name="P9"><text:s text:c="4"/>*t = (tv.tv_sec - sec) + 1.0e-6*tv.tv_usec;</text:p>
      <text:p text:style-name="P9">}</text:p>
      <text:p text:style-name="P9"/>
      <text:p text:style-name="Horizontal_20_Line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29M57S</meta:editing-duration>
    <meta:editing-cycles>11</meta:editing-cycles>
    <meta:generator>OpenOffice.org/3.1$Win32 OpenOffice.org_project/310m11$Build-9399</meta:generator>
    <dc:date>2014-10-15T16:32:10.27</dc:date>
    <dc:creator>Maria Korosteleva</dc:creator>
    <meta:document-statistic meta:table-count="1" meta:image-count="3" meta:object-count="0" meta:page-count="5" meta:paragraph-count="169" meta:word-count="586" meta:character-count="4714"/>
    <meta:user-defined meta:name="Info 1"/>
    <meta:user-defined meta:name="Info 2"/>
    <meta:user-defined meta:name="Info 3"/>
    <meta:user-defined meta:name="Info 4"/>
  </office:meta>
</office:document-meta>
</file>